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SSubClass: Identifies the type of dwelling involved in the sale. <text:s text:c="6"/></text:p>
      <text:p text:style-name="Preformatted_20_Text"/>
      <text:p text:style-name="Preformatted_20_Text"><text:s text:c="8"/>20 <text:s text:c="5"/>1-STORY 1946 &amp; NEWER ALL STYLES</text:p>
      <text:p text:style-name="Preformatted_20_Text"><text:s text:c="8"/>30 <text:s text:c="5"/>1-STORY 1945 &amp; OLDER</text:p>
      <text:p text:style-name="Preformatted_20_Text"><text:s text:c="8"/>40 <text:s text:c="5"/>1-STORY W/FINISHED ATTIC ALL AGES</text:p>
      <text:p text:style-name="Preformatted_20_Text"><text:s text:c="8"/>45 <text:s text:c="5"/>1-1/2 STORY - UNFINISHED ALL AGES</text:p>
      <text:p text:style-name="Preformatted_20_Text"><text:s text:c="8"/>50 <text:s text:c="5"/>1-1/2 STORY FINISHED ALL AGES</text:p>
      <text:p text:style-name="Preformatted_20_Text"><text:s text:c="8"/>60 <text:s text:c="5"/>2-STORY 1946 &amp; NEWER</text:p>
      <text:p text:style-name="Preformatted_20_Text"><text:s text:c="8"/>70 <text:s text:c="5"/>2-STORY 1945 &amp; OLDER</text:p>
      <text:p text:style-name="Preformatted_20_Text"><text:s text:c="8"/>75 <text:s text:c="5"/>2-1/2 STORY ALL AGES</text:p>
      <text:p text:style-name="Preformatted_20_Text"><text:s text:c="8"/>80 <text:s text:c="5"/>SPLIT OR MULTI-LEVEL</text:p>
      <text:p text:style-name="Preformatted_20_Text"><text:s text:c="8"/>85 <text:s text:c="5"/>SPLIT FOYER</text:p>
      <text:p text:style-name="Preformatted_20_Text"><text:s text:c="8"/>90 <text:s text:c="5"/>DUPLEX - ALL STYLES AND AGES</text:p>
      <text:p text:style-name="Preformatted_20_Text"><text:s text:c="7"/>120 <text:s text:c="5"/>1-STORY PUD (Planned Unit Development) - 1946 &amp; NEWER</text:p>
      <text:p text:style-name="Preformatted_20_Text"><text:s text:c="7"/>150 <text:s text:c="5"/>1-1/2 STORY PUD - ALL AGES</text:p>
      <text:p text:style-name="Preformatted_20_Text"><text:s text:c="7"/>160 <text:s text:c="5"/>2-STORY PUD - 1946 &amp; NEWER</text:p>
      <text:p text:style-name="Preformatted_20_Text"><text:s text:c="7"/>180 <text:s text:c="5"/>PUD - MULTILEVEL - INCL SPLIT LEV/FOYER</text:p>
      <text:p text:style-name="Preformatted_20_Text"><text:s text:c="7"/>190 <text:s text:c="5"/>2 FAMILY CONVERSION - ALL STYLES AND AGES</text:p>
      <text:p text:style-name="Preformatted_20_Text"/>
      <text:p text:style-name="Preformatted_20_Text">MSZoning: Identifies the general zoning classification of the sale.</text:p>
      <text:p text:style-name="Preformatted_20_Text"><text:s text:c="16"/></text:p>
      <text:p text:style-name="Preformatted_20_Text"><text:s text:c="7"/>A <text:s text:c="7"/>Agriculture</text:p>
      <text:p text:style-name="Preformatted_20_Text"><text:s text:c="7"/>C <text:s text:c="7"/>Commercial</text:p>
      <text:p text:style-name="Preformatted_20_Text"><text:s text:c="7"/>FV <text:s text:c="6"/>Floating Village Residential</text:p>
      <text:p text:style-name="Preformatted_20_Text"><text:s text:c="7"/>I <text:s text:c="7"/>Industrial</text:p>
      <text:p text:style-name="Preformatted_20_Text"><text:s text:c="7"/>RH <text:s text:c="6"/>Residential High Density</text:p>
      <text:p text:style-name="Preformatted_20_Text"><text:s text:c="7"/>RL <text:s text:c="6"/>Residential Low Density</text:p>
      <text:p text:style-name="Preformatted_20_Text"><text:s text:c="7"/>RP <text:s text:c="6"/>Residential Low Density Park </text:p>
      <text:p text:style-name="Preformatted_20_Text"><text:s text:c="7"/>RM <text:s text:c="6"/>Residential Medium Density</text:p>
      <text:p text:style-name="Preformatted_20_Text"><text:s text:c="8"/></text:p>
      <text:p text:style-name="Preformatted_20_Text">LotFrontage: Linear feet of street connected to property</text:p>
      <text:p text:style-name="Preformatted_20_Text"/>
      <text:p text:style-name="Preformatted_20_Text">LotArea: Lot size in square feet</text:p>
      <text:p text:style-name="Preformatted_20_Text"/>
      <text:p text:style-name="Preformatted_20_Text">Street: Type of road access to property</text:p>
      <text:p text:style-name="Preformatted_20_Text"/>
      <text:p text:style-name="Preformatted_20_Text"><text:s text:c="7"/>Grvl <text:s text:c="4"/>Gravel <text:s/></text:p>
      <text:p text:style-name="Preformatted_20_Text"><text:s text:c="7"/>Pave <text:s text:c="4"/>Paved</text:p>
      <text:p text:style-name="Preformatted_20_Text"><text:s text:c="8"/></text:p>
      <text:p text:style-name="Preformatted_20_Text">Alley: Type of alley access to property</text:p>
      <text:p text:style-name="Preformatted_20_Text"/>
      <text:p text:style-name="Preformatted_20_Text"><text:s text:c="7"/>Grvl <text:s text:c="4"/>Gravel</text:p>
      <text:p text:style-name="Preformatted_20_Text"><text:s text:c="7"/>Pave <text:s text:c="4"/>Paved</text:p>
      <text:p text:style-name="Preformatted_20_Text"><text:s text:c="7"/>NA <text:s text:c="6"/>No alley access</text:p>
      <text:p text:style-name="Preformatted_20_Text"><text:s text:c="16"/></text:p>
      <text:p text:style-name="Preformatted_20_Text">LotShape: General shape of property</text:p>
      <text:p text:style-name="Preformatted_20_Text"/>
      <text:p text:style-name="Preformatted_20_Text"><text:s text:c="7"/>Reg <text:s text:c="5"/>Regular </text:p>
      <text:p text:style-name="Preformatted_20_Text"><text:s text:c="7"/>IR1 <text:s text:c="5"/>Slightly irregular</text:p>
      <text:p text:style-name="Preformatted_20_Text"><text:s text:c="7"/>IR2 <text:s text:c="5"/>Moderately Irregular</text:p>
      <text:p text:style-name="Preformatted_20_Text"><text:s text:c="7"/>IR3 <text:s text:c="5"/>Irregular</text:p>
      <text:p text:style-name="Preformatted_20_Text"><text:s text:c="7"/></text:p>
      <text:p text:style-name="Preformatted_20_Text">LandContour: Flatness of the property</text:p>
      <text:p text:style-name="Preformatted_20_Text"/>
      <text:p text:style-name="Preformatted_20_Text"><text:s text:c="7"/>Lvl <text:s text:c="5"/>Near Flat/Level </text:p>
      <text:p text:style-name="Preformatted_20_Text"><text:s text:c="7"/>Bnk <text:s text:c="5"/>Banked - Quick and significant rise from street grade to building</text:p>
      <text:p text:style-name="Preformatted_20_Text"><text:s text:c="7"/>HLS <text:s text:c="5"/>Hillside - Significant slope from side to side</text:p>
      <text:p text:style-name="Preformatted_20_Text"><text:s text:c="7"/>Low <text:s text:c="5"/>Depression</text:p>
      <text:p text:style-name="Preformatted_20_Text"><text:s text:c="16"/></text:p>
      <text:p text:style-name="Preformatted_20_Text">Utilities: Type of utilities available</text:p>
      <text:p text:style-name="Preformatted_20_Text"><text:s text:c="16"/></text:p>
      <text:p text:style-name="Preformatted_20_Text"><text:s text:c="7"/>AllPub <text:s text:c="2"/>All public Utilities (E,G,W,&amp; S) <text:s text:c="7"/></text:p>
      <text:p text:style-name="Preformatted_20_Text"><text:s text:c="7"/>NoSewr <text:s text:c="2"/>Electricity, Gas, and Water (Septic Tank)</text:p>
      <text:p text:style-name="Preformatted_20_Text"><text:soft-page-break/><text:s text:c="7"/>NoSeWa <text:s text:c="2"/>Electricity and Gas Only</text:p>
      <text:p text:style-name="Preformatted_20_Text"><text:s text:c="7"/>ELO <text:s text:c="5"/>Electricity only <text:s text:c="7"/></text:p>
      <text:p text:style-name="Preformatted_20_Text"><text:s text:c="8"/></text:p>
      <text:p text:style-name="Preformatted_20_Text">LotConfig: Lot configuration</text:p>
      <text:p text:style-name="Preformatted_20_Text"/>
      <text:p text:style-name="Preformatted_20_Text"><text:s text:c="7"/>Inside <text:s text:c="2"/>Inside lot</text:p>
      <text:p text:style-name="Preformatted_20_Text"><text:s text:c="7"/>Corner <text:s text:c="2"/>Corner lot</text:p>
      <text:p text:style-name="Preformatted_20_Text"><text:s text:c="7"/>CulDSac <text:s/>Cul-de-sac</text:p>
      <text:p text:style-name="Preformatted_20_Text"><text:s text:c="7"/>FR2 <text:s text:c="5"/>Frontage on 2 sides of property</text:p>
      <text:p text:style-name="Preformatted_20_Text"><text:s text:c="7"/>FR3 <text:s text:c="5"/>Frontage on 3 sides of property</text:p>
      <text:p text:style-name="Preformatted_20_Text"><text:s text:c="8"/></text:p>
      <text:p text:style-name="Preformatted_20_Text">LandSlope: Slope of property</text:p>
      <text:p text:style-name="Preformatted_20_Text"><text:s text:c="16"/></text:p>
      <text:p text:style-name="Preformatted_20_Text"><text:s text:c="7"/>Gtl <text:s text:c="5"/>Gentle slope</text:p>
      <text:p text:style-name="Preformatted_20_Text"><text:s text:c="7"/>Mod <text:s text:c="5"/>Moderate Slope <text:s/></text:p>
      <text:p text:style-name="Preformatted_20_Text"><text:s text:c="7"/>Sev <text:s text:c="5"/>Severe Slope</text:p>
      <text:p text:style-name="Preformatted_20_Text"><text:s text:c="8"/></text:p>
      <text:p text:style-name="Preformatted_20_Text">Neighborhood: Physical locations within Ames city limits</text:p>
      <text:p text:style-name="Preformatted_20_Text"/>
      <text:p text:style-name="Preformatted_20_Text"><text:s text:c="7"/>Blmngtn <text:s/>Bloomington Heights</text:p>
      <text:p text:style-name="Preformatted_20_Text"><text:s text:c="7"/>Blueste <text:s/>Bluestem</text:p>
      <text:p text:style-name="Preformatted_20_Text"><text:s text:c="7"/>BrDale <text:s text:c="2"/>Briardale</text:p>
      <text:p text:style-name="Preformatted_20_Text"><text:s text:c="7"/>BrkSide <text:s/>Brookside</text:p>
      <text:p text:style-name="Preformatted_20_Text"><text:s text:c="7"/>ClearCr <text:s/>Clear Creek</text:p>
      <text:p text:style-name="Preformatted_20_Text"><text:s text:c="7"/>CollgCr <text:s/>College Creek</text:p>
      <text:p text:style-name="Preformatted_20_Text"><text:s text:c="7"/>Crawfor <text:s/>Crawford</text:p>
      <text:p text:style-name="Preformatted_20_Text"><text:s text:c="7"/>Edwards <text:s/>Edwards</text:p>
      <text:p text:style-name="Preformatted_20_Text"><text:s text:c="7"/>Gilbert <text:s/>Gilbert</text:p>
      <text:p text:style-name="Preformatted_20_Text"><text:s text:c="7"/>IDOTRR <text:s text:c="2"/>Iowa DOT and Rail Road</text:p>
      <text:p text:style-name="Preformatted_20_Text"><text:s text:c="7"/>MeadowV <text:s/>Meadow Village</text:p>
      <text:p text:style-name="Preformatted_20_Text"><text:s text:c="7"/>Mitchel <text:s/>Mitchell</text:p>
      <text:p text:style-name="Preformatted_20_Text"><text:s text:c="7"/>Names <text:s text:c="3"/>North Ames</text:p>
      <text:p text:style-name="Preformatted_20_Text"><text:s text:c="7"/>NoRidge <text:s/>Northridge</text:p>
      <text:p text:style-name="Preformatted_20_Text"><text:s text:c="7"/>NPkVill <text:s/>Northpark Villa</text:p>
      <text:p text:style-name="Preformatted_20_Text"><text:s text:c="7"/>NridgHt <text:s/>Northridge Heights</text:p>
      <text:p text:style-name="Preformatted_20_Text"><text:s text:c="7"/>NWAmes <text:s text:c="2"/>Northwest Ames</text:p>
      <text:p text:style-name="Preformatted_20_Text"><text:s text:c="7"/>OldTown <text:s/>Old Town</text:p>
      <text:p text:style-name="Preformatted_20_Text"><text:s text:c="7"/>SWISU <text:s text:c="3"/>South &amp; West of Iowa State University</text:p>
      <text:p text:style-name="Preformatted_20_Text"><text:s text:c="7"/>Sawyer <text:s text:c="2"/>Sawyer</text:p>
      <text:p text:style-name="Preformatted_20_Text"><text:s text:c="7"/>SawyerW <text:s/>Sawyer West</text:p>
      <text:p text:style-name="Preformatted_20_Text"><text:s text:c="7"/>Somerst <text:s/>Somerset</text:p>
      <text:p text:style-name="Preformatted_20_Text"><text:s text:c="7"/>StoneBr <text:s/>Stone Brook</text:p>
      <text:p text:style-name="Preformatted_20_Text"><text:s text:c="7"/>Timber <text:s text:c="2"/>Timberland</text:p>
      <text:p text:style-name="Preformatted_20_Text"><text:s text:c="7"/>Veenker <text:s/>Veenker</text:p>
      <text:p text:style-name="Preformatted_20_Text"><text:s text:c="24"/></text:p>
      <text:p text:style-name="Preformatted_20_Text">Condition1: Proximity to various conditions</text:p>
      <text:p text:style-name="Preformatted_20_Text"><text:s text:c="8"/></text:p>
      <text:p text:style-name="Preformatted_20_Text"><text:s text:c="7"/>Artery <text:s text:c="2"/>Adjacent to arterial street</text:p>
      <text:p text:style-name="Preformatted_20_Text"><text:s text:c="7"/>Feedr <text:s text:c="3"/>Adjacent to feeder street <text:s text:c="6"/></text:p>
      <text:p text:style-name="Preformatted_20_Text"><text:s text:c="7"/>Norm <text:s text:c="4"/>Normal <text:s/></text:p>
      <text:p text:style-name="Preformatted_20_Text"><text:s text:c="7"/>RRNn <text:s text:c="4"/>Within 200' of North-South Railroad</text:p>
      <text:p text:style-name="Preformatted_20_Text"><text:s text:c="7"/>RRAn <text:s text:c="4"/>Adjacent to North-South Railroad</text:p>
      <text:p text:style-name="Preformatted_20_Text"><text:s text:c="7"/>PosN <text:s text:c="4"/>Near positive off-site feature--park, greenbelt, etc.</text:p>
      <text:p text:style-name="Preformatted_20_Text"><text:s text:c="7"/>PosA <text:s text:c="4"/>Adjacent to postive off-site feature</text:p>
      <text:p text:style-name="Preformatted_20_Text"><text:s text:c="7"/>RRNe <text:s text:c="4"/>Within 200' of East-West Railroad</text:p>
      <text:p text:style-name="Preformatted_20_Text"><text:s text:c="7"/>RRAe <text:s text:c="4"/>Adjacent to East-West Railroad</text:p>
      <text:p text:style-name="Preformatted_20_Text"><text:s text:c="8"/></text:p>
      <text:p text:style-name="Preformatted_20_Text">Condition2: Proximity to various conditions (if more than one is present)</text:p>
      <text:p text:style-name="Preformatted_20_Text"><text:s text:c="16"/></text:p>
      <text:p text:style-name="Preformatted_20_Text"><text:s text:c="7"/>Artery <text:s text:c="2"/>Adjacent to arterial street</text:p>
      <text:p text:style-name="Preformatted_20_Text"><text:s text:c="7"/>Feedr <text:s text:c="3"/>Adjacent to feeder street <text:s text:c="6"/></text:p>
      <text:p text:style-name="Preformatted_20_Text"><text:s text:c="7"/>Norm <text:s text:c="4"/>Normal <text:s/></text:p>
      <text:p text:style-name="Preformatted_20_Text"><text:s text:c="7"/>RRNn <text:s text:c="4"/>Within 200' of North-South Railroad</text:p>
      <text:p text:style-name="Preformatted_20_Text"><text:s text:c="7"/>RRAn <text:s text:c="4"/>Adjacent to North-South Railroad</text:p>
      <text:p text:style-name="Preformatted_20_Text"><text:soft-page-break/><text:s text:c="7"/>PosN <text:s text:c="4"/>Near positive off-site feature--park, greenbelt, etc.</text:p>
      <text:p text:style-name="Preformatted_20_Text"><text:s text:c="7"/>PosA <text:s text:c="4"/>Adjacent to postive off-site feature</text:p>
      <text:p text:style-name="Preformatted_20_Text"><text:s text:c="7"/>RRNe <text:s text:c="4"/>Within 200' of East-West Railroad</text:p>
      <text:p text:style-name="Preformatted_20_Text"><text:s text:c="7"/>RRAe <text:s text:c="4"/>Adjacent to East-West Railroad</text:p>
      <text:p text:style-name="Preformatted_20_Text"><text:s text:c="8"/></text:p>
      <text:p text:style-name="Preformatted_20_Text">BldgType: Type of dwelling</text:p>
      <text:p text:style-name="Preformatted_20_Text"><text:s text:c="16"/></text:p>
      <text:p text:style-name="Preformatted_20_Text"><text:s text:c="7"/>1Fam <text:s text:c="4"/>Single-family Detached <text:s/></text:p>
      <text:p text:style-name="Preformatted_20_Text"><text:s text:c="7"/>2FmCon <text:s text:c="2"/>Two-family Conversion; originally built as one-family dwelling</text:p>
      <text:p text:style-name="Preformatted_20_Text"><text:s text:c="7"/>Duplx <text:s text:c="3"/>Duplex</text:p>
      <text:p text:style-name="Preformatted_20_Text"><text:s text:c="7"/>TwnhsE <text:s text:c="2"/>Townhouse End Unit</text:p>
      <text:p text:style-name="Preformatted_20_Text"><text:s text:c="7"/>TwnhsI <text:s text:c="2"/>Townhouse Inside Unit</text:p>
      <text:p text:style-name="Preformatted_20_Text"><text:s text:c="8"/></text:p>
      <text:p text:style-name="Preformatted_20_Text">HouseStyle: Style of dwelling</text:p>
      <text:p text:style-name="Preformatted_20_Text"><text:s text:c="8"/></text:p>
      <text:p text:style-name="Preformatted_20_Text"><text:s text:c="7"/>1Story <text:s text:c="2"/>One story</text:p>
      <text:p text:style-name="Preformatted_20_Text"><text:s text:c="7"/>1.5Fin <text:s text:c="2"/>One and one-half story: 2nd level finished</text:p>
      <text:p text:style-name="Preformatted_20_Text"><text:s text:c="7"/>1.5Unf <text:s text:c="2"/>One and one-half story: 2nd level unfinished</text:p>
      <text:p text:style-name="Preformatted_20_Text"><text:s text:c="7"/>2Story <text:s text:c="2"/>Two story</text:p>
      <text:p text:style-name="Preformatted_20_Text"><text:s text:c="7"/>2.5Fin <text:s text:c="2"/>Two and one-half story: 2nd level finished</text:p>
      <text:p text:style-name="Preformatted_20_Text"><text:s text:c="7"/>2.5Unf <text:s text:c="2"/>Two and one-half story: 2nd level unfinished</text:p>
      <text:p text:style-name="Preformatted_20_Text"><text:s text:c="7"/>SFoyer <text:s text:c="2"/>Split Foyer</text:p>
      <text:p text:style-name="Preformatted_20_Text"><text:s text:c="7"/>SLvl <text:s text:c="4"/>Split Level</text:p>
      <text:p text:style-name="Preformatted_20_Text"><text:s text:c="8"/></text:p>
      <text:p text:style-name="Preformatted_20_Text">OverallQual: Rates the overall material and finish of the house</text:p>
      <text:p text:style-name="Preformatted_20_Text"/>
      <text:p text:style-name="Preformatted_20_Text"><text:s text:c="7"/>10 <text:s text:c="6"/>Very Excellent</text:p>
      <text:p text:style-name="Preformatted_20_Text"><text:s text:c="7"/>9 <text:s text:c="7"/>Excellent</text:p>
      <text:p text:style-name="Preformatted_20_Text"><text:s text:c="7"/>8 <text:s text:c="7"/>Very Good</text:p>
      <text:p text:style-name="Preformatted_20_Text"><text:s text:c="7"/>7 <text:s text:c="7"/>Good</text:p>
      <text:p text:style-name="Preformatted_20_Text"><text:s text:c="7"/>6 <text:s text:c="7"/>Above Average</text:p>
      <text:p text:style-name="Preformatted_20_Text"><text:s text:c="7"/>5 <text:s text:c="7"/>Average</text:p>
      <text:p text:style-name="Preformatted_20_Text"><text:s text:c="7"/>4 <text:s text:c="7"/>Below Average</text:p>
      <text:p text:style-name="Preformatted_20_Text"><text:s text:c="7"/>3 <text:s text:c="7"/>Fair</text:p>
      <text:p text:style-name="Preformatted_20_Text"><text:s text:c="7"/>2 <text:s text:c="7"/>Poor</text:p>
      <text:p text:style-name="Preformatted_20_Text"><text:s text:c="7"/>1 <text:s text:c="7"/>Very Poor</text:p>
      <text:p text:style-name="Preformatted_20_Text"><text:s text:c="8"/></text:p>
      <text:p text:style-name="Preformatted_20_Text">OverallCond: Rates the overall condition of the house</text:p>
      <text:p text:style-name="Preformatted_20_Text"/>
      <text:p text:style-name="Preformatted_20_Text"><text:s text:c="7"/>10 <text:s text:c="6"/>Very Excellent</text:p>
      <text:p text:style-name="Preformatted_20_Text"><text:s text:c="7"/>9 <text:s text:c="7"/>Excellent</text:p>
      <text:p text:style-name="Preformatted_20_Text"><text:s text:c="7"/>8 <text:s text:c="7"/>Very Good</text:p>
      <text:p text:style-name="Preformatted_20_Text"><text:s text:c="7"/>7 <text:s text:c="7"/>Good</text:p>
      <text:p text:style-name="Preformatted_20_Text"><text:s text:c="7"/>6 <text:s text:c="7"/>Above Average <text:s text:c="2"/></text:p>
      <text:p text:style-name="Preformatted_20_Text"><text:s text:c="7"/>5 <text:s text:c="7"/>Average</text:p>
      <text:p text:style-name="Preformatted_20_Text"><text:s text:c="7"/>4 <text:s text:c="7"/>Below Average <text:s text:c="2"/></text:p>
      <text:p text:style-name="Preformatted_20_Text"><text:s text:c="7"/>3 <text:s text:c="7"/>Fair</text:p>
      <text:p text:style-name="Preformatted_20_Text"><text:s text:c="7"/>2 <text:s text:c="7"/>Poor</text:p>
      <text:p text:style-name="Preformatted_20_Text"><text:s text:c="7"/>1 <text:s text:c="7"/>Very Poor</text:p>
      <text:p text:style-name="Preformatted_20_Text"><text:s text:c="16"/></text:p>
      <text:p text:style-name="Preformatted_20_Text">YearBuilt: Original construction date</text:p>
      <text:p text:style-name="Preformatted_20_Text"/>
      <text:p text:style-name="Preformatted_20_Text">YearRemodAdd: Remodel date (same as construction date if no remodeling or additions)</text:p>
      <text:p text:style-name="Preformatted_20_Text"/>
      <text:p text:style-name="Preformatted_20_Text">RoofStyle: Type of roof</text:p>
      <text:p text:style-name="Preformatted_20_Text"/>
      <text:p text:style-name="Preformatted_20_Text"><text:s text:c="7"/>Flat <text:s text:c="4"/>Flat</text:p>
      <text:p text:style-name="Preformatted_20_Text"><text:s text:c="7"/>Gable <text:s text:c="3"/>Gable</text:p>
      <text:p text:style-name="Preformatted_20_Text"><text:s text:c="7"/>Gambrel <text:s/>Gabrel (Barn)</text:p>
      <text:p text:style-name="Preformatted_20_Text"><text:s text:c="7"/>Hip <text:s text:c="5"/>Hip</text:p>
      <text:p text:style-name="Preformatted_20_Text"><text:s text:c="7"/>Mansard <text:s/>Mansard</text:p>
      <text:p text:style-name="Preformatted_20_Text"><text:s text:c="7"/>Shed <text:s text:c="4"/>Shed</text:p>
      <text:p text:style-name="Preformatted_20_Text"><text:s text:c="16"/></text:p>
      <text:p text:style-name="Preformatted_20_Text"><text:soft-page-break/>RoofMatl: Roof material</text:p>
      <text:p text:style-name="Preformatted_20_Text"/>
      <text:p text:style-name="Preformatted_20_Text"><text:s text:c="7"/>ClyTile <text:s/>Clay or Tile</text:p>
      <text:p text:style-name="Preformatted_20_Text"><text:s text:c="7"/>CompShg <text:s/>Standard (Composite) Shingle</text:p>
      <text:p text:style-name="Preformatted_20_Text"><text:s text:c="7"/>Membran <text:s/>Membrane</text:p>
      <text:p text:style-name="Preformatted_20_Text"><text:s text:c="7"/>Metal <text:s text:c="3"/>Metal</text:p>
      <text:p text:style-name="Preformatted_20_Text"><text:s text:c="7"/>Roll <text:s text:c="4"/>Roll</text:p>
      <text:p text:style-name="Preformatted_20_Text"><text:s text:c="7"/>Tar&amp;Grv <text:s/>Gravel &amp; Tar</text:p>
      <text:p text:style-name="Preformatted_20_Text"><text:s text:c="7"/>WdShake <text:s/>Wood Shakes</text:p>
      <text:p text:style-name="Preformatted_20_Text"><text:s text:c="7"/>WdShngl <text:s/>Wood Shingles</text:p>
      <text:p text:style-name="Preformatted_20_Text"><text:s text:c="16"/></text:p>
      <text:p text:style-name="Preformatted_20_Text">Exterior1st: Exterior covering on house</text:p>
      <text:p text:style-name="Preformatted_20_Text"/>
      <text:p text:style-name="Preformatted_20_Text"><text:s text:c="7"/>AsbShng <text:s/>Asbestos Shingles</text:p>
      <text:p text:style-name="Preformatted_20_Text"><text:s text:c="7"/>AsphShn <text:s/>Asphalt Shingles</text:p>
      <text:p text:style-name="Preformatted_20_Text"><text:s text:c="7"/>BrkComm <text:s/>Brick Common</text:p>
      <text:p text:style-name="Preformatted_20_Text"><text:s text:c="7"/>BrkFace <text:s/>Brick Face</text:p>
      <text:p text:style-name="Preformatted_20_Text"><text:s text:c="7"/>CBlock <text:s text:c="2"/>Cinder Block</text:p>
      <text:p text:style-name="Preformatted_20_Text"><text:s text:c="7"/>CemntBd <text:s/>Cement Board</text:p>
      <text:p text:style-name="Preformatted_20_Text"><text:s text:c="7"/>HdBoard <text:s/>Hard Board</text:p>
      <text:p text:style-name="Preformatted_20_Text"><text:s text:c="7"/>ImStucc <text:s/>Imitation Stucco</text:p>
      <text:p text:style-name="Preformatted_20_Text"><text:s text:c="7"/>MetalSd <text:s/>Metal Siding</text:p>
      <text:p text:style-name="Preformatted_20_Text"><text:s text:c="7"/>Other <text:s text:c="3"/>Other</text:p>
      <text:p text:style-name="Preformatted_20_Text"><text:s text:c="7"/>Plywood <text:s/>Plywood</text:p>
      <text:p text:style-name="Preformatted_20_Text"><text:s text:c="7"/>PreCast <text:s/>PreCast </text:p>
      <text:p text:style-name="Preformatted_20_Text"><text:s text:c="7"/>Stone <text:s text:c="3"/>Stone</text:p>
      <text:p text:style-name="Preformatted_20_Text"><text:s text:c="7"/>Stucco <text:s text:c="2"/>Stucco</text:p>
      <text:p text:style-name="Preformatted_20_Text"><text:s text:c="7"/>VinylSd <text:s/>Vinyl Siding</text:p>
      <text:p text:style-name="Preformatted_20_Text"><text:s text:c="7"/>Wd Sdng <text:s/>Wood Siding</text:p>
      <text:p text:style-name="Preformatted_20_Text"><text:s text:c="7"/>WdShing <text:s/>Wood Shingles</text:p>
      <text:p text:style-name="Preformatted_20_Text"><text:s text:c="8"/></text:p>
      <text:p text:style-name="Preformatted_20_Text">Exterior2nd: Exterior covering on house (if more than one material)</text:p>
      <text:p text:style-name="Preformatted_20_Text"/>
      <text:p text:style-name="Preformatted_20_Text"><text:s text:c="7"/>AsbShng <text:s/>Asbestos Shingles</text:p>
      <text:p text:style-name="Preformatted_20_Text"><text:s text:c="7"/>AsphShn <text:s/>Asphalt Shingles</text:p>
      <text:p text:style-name="Preformatted_20_Text"><text:s text:c="7"/>BrkComm <text:s/>Brick Common</text:p>
      <text:p text:style-name="Preformatted_20_Text"><text:s text:c="7"/>BrkFace <text:s/>Brick Face</text:p>
      <text:p text:style-name="Preformatted_20_Text"><text:s text:c="7"/>CBlock <text:s text:c="2"/>Cinder Block</text:p>
      <text:p text:style-name="Preformatted_20_Text"><text:s text:c="7"/>CemntBd <text:s/>Cement Board</text:p>
      <text:p text:style-name="Preformatted_20_Text"><text:s text:c="7"/>HdBoard <text:s/>Hard Board</text:p>
      <text:p text:style-name="Preformatted_20_Text"><text:s text:c="7"/>ImStucc <text:s/>Imitation Stucco</text:p>
      <text:p text:style-name="Preformatted_20_Text"><text:s text:c="7"/>MetalSd <text:s/>Metal Siding</text:p>
      <text:p text:style-name="Preformatted_20_Text"><text:s text:c="7"/>Other <text:s text:c="3"/>Other</text:p>
      <text:p text:style-name="Preformatted_20_Text"><text:s text:c="7"/>Plywood <text:s/>Plywood</text:p>
      <text:p text:style-name="Preformatted_20_Text"><text:s text:c="7"/>PreCast <text:s/>PreCast</text:p>
      <text:p text:style-name="Preformatted_20_Text"><text:s text:c="7"/>Stone <text:s text:c="3"/>Stone</text:p>
      <text:p text:style-name="Preformatted_20_Text"><text:s text:c="7"/>Stucco <text:s text:c="2"/>Stucco</text:p>
      <text:p text:style-name="Preformatted_20_Text"><text:s text:c="7"/>VinylSd <text:s/>Vinyl Siding</text:p>
      <text:p text:style-name="Preformatted_20_Text"><text:s text:c="7"/>Wd Sdng <text:s/>Wood Siding</text:p>
      <text:p text:style-name="Preformatted_20_Text"><text:s text:c="7"/>WdShing <text:s/>Wood Shingles</text:p>
      <text:p text:style-name="Preformatted_20_Text"><text:s text:c="8"/></text:p>
      <text:p text:style-name="Preformatted_20_Text">MasVnrType: Masonry veneer type</text:p>
      <text:p text:style-name="Preformatted_20_Text"/>
      <text:p text:style-name="Preformatted_20_Text"><text:s text:c="7"/>BrkCmn <text:s text:c="2"/>Brick Common</text:p>
      <text:p text:style-name="Preformatted_20_Text"><text:s text:c="7"/>BrkFace <text:s/>Brick Face</text:p>
      <text:p text:style-name="Preformatted_20_Text"><text:s text:c="7"/>CBlock <text:s text:c="2"/>Cinder Block</text:p>
      <text:p text:style-name="Preformatted_20_Text"><text:s text:c="7"/>None <text:s text:c="4"/>None</text:p>
      <text:p text:style-name="Preformatted_20_Text"><text:s text:c="7"/>Stone <text:s text:c="3"/>Stone</text:p>
      <text:p text:style-name="Preformatted_20_Text"><text:s text:c="8"/></text:p>
      <text:p text:style-name="Preformatted_20_Text">MasVnrArea: Masonry veneer area in square feet</text:p>
      <text:p text:style-name="Preformatted_20_Text"/>
      <text:p text:style-name="Preformatted_20_Text">ExterQual: Evaluates the quality of the material on the exterior </text:p>
      <text:p text:style-name="Preformatted_20_Text"><text:s text:c="16"/></text:p>
      <text:p text:style-name="Preformatted_20_Text"><text:s text:c="7"/>Ex <text:s text:c="6"/>Excellent</text:p>
      <text:p text:style-name="Preformatted_20_Text"><text:soft-page-break/><text:s text:c="7"/>Gd <text:s text:c="6"/>Good</text:p>
      <text:p text:style-name="Preformatted_20_Text"><text:s text:c="7"/>TA <text:s text:c="6"/>Average/Typical</text:p>
      <text:p text:style-name="Preformatted_20_Text"><text:s text:c="7"/>Fa <text:s text:c="6"/>Fair</text:p>
      <text:p text:style-name="Preformatted_20_Text"><text:s text:c="7"/>Po <text:s text:c="6"/>Poor</text:p>
      <text:p text:style-name="Preformatted_20_Text"><text:s text:c="16"/></text:p>
      <text:p text:style-name="Preformatted_20_Text">ExterCond: Evaluates the present condition of the material on the exterior</text:p>
      <text:p text:style-name="Preformatted_20_Text"><text:s text:c="16"/></text:p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Average/Typical</text:p>
      <text:p text:style-name="Preformatted_20_Text"><text:s text:c="7"/>Fa <text:s text:c="6"/>Fair</text:p>
      <text:p text:style-name="Preformatted_20_Text"><text:s text:c="7"/>Po <text:s text:c="6"/>Poor</text:p>
      <text:p text:style-name="Preformatted_20_Text"><text:s text:c="16"/></text:p>
      <text:p text:style-name="Preformatted_20_Text">Foundation: Type of foundation</text:p>
      <text:p text:style-name="Preformatted_20_Text"><text:s text:c="16"/></text:p>
      <text:p text:style-name="Preformatted_20_Text"><text:s text:c="7"/>BrkTil <text:s text:c="2"/>Brick &amp; Tile</text:p>
      <text:p text:style-name="Preformatted_20_Text"><text:s text:c="7"/>CBlock <text:s text:c="2"/>Cinder Block</text:p>
      <text:p text:style-name="Preformatted_20_Text"><text:s text:c="7"/>PConc <text:s text:c="3"/>Poured Contrete </text:p>
      <text:p text:style-name="Preformatted_20_Text"><text:s text:c="7"/>Slab <text:s text:c="4"/>Slab</text:p>
      <text:p text:style-name="Preformatted_20_Text"><text:s text:c="7"/>Stone <text:s text:c="3"/>Stone</text:p>
      <text:p text:style-name="Preformatted_20_Text"><text:s text:c="7"/>Wood <text:s text:c="4"/>Wood</text:p>
      <text:p text:style-name="Preformatted_20_Text"><text:s text:c="16"/></text:p>
      <text:p text:style-name="Preformatted_20_Text">BsmtQual: Evaluates the height of the basement</text:p>
      <text:p text:style-name="Preformatted_20_Text"/>
      <text:p text:style-name="Preformatted_20_Text"><text:s text:c="7"/>Ex <text:s text:c="6"/>Excellent (100+ inches) </text:p>
      <text:p text:style-name="Preformatted_20_Text"><text:s text:c="7"/>Gd <text:s text:c="6"/>Good (90-99 inches)</text:p>
      <text:p text:style-name="Preformatted_20_Text"><text:s text:c="7"/>TA <text:s text:c="6"/>Typical (80-89 inches)</text:p>
      <text:p text:style-name="Preformatted_20_Text"><text:s text:c="7"/>Fa <text:s text:c="6"/>Fair (70-79 inches)</text:p>
      <text:p text:style-name="Preformatted_20_Text"><text:s text:c="7"/>Po <text:s text:c="6"/>Poor (&lt;70 inches</text:p>
      <text:p text:style-name="Preformatted_20_Text"><text:s text:c="7"/>NA <text:s text:c="6"/>No Basement</text:p>
      <text:p text:style-name="Preformatted_20_Text"><text:s text:c="16"/></text:p>
      <text:p text:style-name="Preformatted_20_Text">BsmtCond: Evaluates the general condition of the basement</text:p>
      <text:p text:style-name="Preformatted_20_Text"/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Typical - slight dampness allowed</text:p>
      <text:p text:style-name="Preformatted_20_Text"><text:s text:c="7"/>Fa <text:s text:c="6"/>Fair - dampness or some cracking or settling</text:p>
      <text:p text:style-name="Preformatted_20_Text"><text:s text:c="7"/>Po <text:s text:c="6"/>Poor - Severe cracking, settling, or wetness</text:p>
      <text:p text:style-name="Preformatted_20_Text"><text:s text:c="7"/>NA <text:s text:c="6"/>No Basement</text:p>
      <text:p text:style-name="Preformatted_20_Text"><text:s text:c="8"/></text:p>
      <text:p text:style-name="Preformatted_20_Text">BsmtExposure: Refers to walkout or garden level walls</text:p>
      <text:p text:style-name="Preformatted_20_Text"/>
      <text:p text:style-name="Preformatted_20_Text"><text:s text:c="7"/>Gd <text:s text:c="6"/>Good Exposure</text:p>
      <text:p text:style-name="Preformatted_20_Text"><text:s text:c="7"/>Av <text:s text:c="6"/>Average Exposure (split levels or foyers typically score average or above) <text:s text:c="5"/></text:p>
      <text:p text:style-name="Preformatted_20_Text"><text:s text:c="7"/>Mn <text:s text:c="6"/>Mimimum Exposure</text:p>
      <text:p text:style-name="Preformatted_20_Text"><text:s text:c="7"/>No <text:s text:c="6"/>No Exposure</text:p>
      <text:p text:style-name="Preformatted_20_Text"><text:s text:c="7"/>NA <text:s text:c="6"/>No Basement</text:p>
      <text:p text:style-name="Preformatted_20_Text"><text:s text:c="8"/></text:p>
      <text:p text:style-name="Preformatted_20_Text">BsmtFinType1: Rating of basement finished area</text:p>
      <text:p text:style-name="Preformatted_20_Text"/>
      <text:p text:style-name="Preformatted_20_Text"><text:s text:c="7"/>GLQ <text:s text:c="5"/>Good Living Quarters</text:p>
      <text:p text:style-name="Preformatted_20_Text"><text:s text:c="7"/>ALQ <text:s text:c="5"/>Average Living Quarters</text:p>
      <text:p text:style-name="Preformatted_20_Text"><text:s text:c="7"/>BLQ <text:s text:c="5"/>Below Average Living Quarters <text:s text:c="2"/></text:p>
      <text:p text:style-name="Preformatted_20_Text"><text:s text:c="7"/>Rec <text:s text:c="5"/>Average Rec Room</text:p>
      <text:p text:style-name="Preformatted_20_Text"><text:s text:c="7"/>LwQ <text:s text:c="5"/>Low Quality</text:p>
      <text:p text:style-name="Preformatted_20_Text"><text:s text:c="7"/>Unf <text:s text:c="5"/>Unfinshed</text:p>
      <text:p text:style-name="Preformatted_20_Text"><text:s text:c="7"/>NA <text:s text:c="6"/>No Basement</text:p>
      <text:p text:style-name="Preformatted_20_Text"><text:s text:c="16"/></text:p>
      <text:p text:style-name="Preformatted_20_Text">BsmtFinSF1: Type 1 finished square feet</text:p>
      <text:p text:style-name="Preformatted_20_Text"/>
      <text:p text:style-name="Preformatted_20_Text">BsmtFinType2: Rating of basement finished area (if multiple types)</text:p>
      <text:p text:style-name="Preformatted_20_Text"/>
      <text:p text:style-name="Preformatted_20_Text"><text:s text:c="7"/>GLQ <text:s text:c="5"/>Good Living Quarters</text:p>
      <text:p text:style-name="Preformatted_20_Text"><text:soft-page-break/><text:s text:c="7"/>ALQ <text:s text:c="5"/>Average Living Quarters</text:p>
      <text:p text:style-name="Preformatted_20_Text"><text:s text:c="7"/>BLQ <text:s text:c="5"/>Below Average Living Quarters <text:s text:c="2"/></text:p>
      <text:p text:style-name="Preformatted_20_Text"><text:s text:c="7"/>Rec <text:s text:c="5"/>Average Rec Room</text:p>
      <text:p text:style-name="Preformatted_20_Text"><text:s text:c="7"/>LwQ <text:s text:c="5"/>Low Quality</text:p>
      <text:p text:style-name="Preformatted_20_Text"><text:s text:c="7"/>Unf <text:s text:c="5"/>Unfinshed</text:p>
      <text:p text:style-name="Preformatted_20_Text"><text:s text:c="7"/>NA <text:s text:c="6"/>No Basement</text:p>
      <text:p text:style-name="Preformatted_20_Text"/>
      <text:p text:style-name="Preformatted_20_Text">BsmtFinSF2: Type 2 finished square feet</text:p>
      <text:p text:style-name="Preformatted_20_Text"/>
      <text:p text:style-name="Preformatted_20_Text">BsmtUnfSF: Unfinished square feet of basement area</text:p>
      <text:p text:style-name="Preformatted_20_Text"/>
      <text:p text:style-name="Preformatted_20_Text">TotalBsmtSF: Total square feet of basement area</text:p>
      <text:p text:style-name="Preformatted_20_Text"/>
      <text:p text:style-name="Preformatted_20_Text">Heating: Type of heating</text:p>
      <text:p text:style-name="Preformatted_20_Text"><text:s text:c="16"/></text:p>
      <text:p text:style-name="Preformatted_20_Text"><text:s text:c="7"/>Floor <text:s text:c="3"/>Floor Furnace</text:p>
      <text:p text:style-name="Preformatted_20_Text"><text:s text:c="7"/>GasA <text:s text:c="4"/>Gas forced warm air furnace</text:p>
      <text:p text:style-name="Preformatted_20_Text"><text:s text:c="7"/>GasW <text:s text:c="4"/>Gas hot water or steam heat</text:p>
      <text:p text:style-name="Preformatted_20_Text"><text:s text:c="7"/>Grav <text:s text:c="4"/>Gravity furnace </text:p>
      <text:p text:style-name="Preformatted_20_Text"><text:s text:c="7"/>OthW <text:s text:c="4"/>Hot water or steam heat other than gas</text:p>
      <text:p text:style-name="Preformatted_20_Text"><text:s text:c="7"/>Wall <text:s text:c="4"/>Wall furnace</text:p>
      <text:p text:style-name="Preformatted_20_Text"><text:s text:c="16"/></text:p>
      <text:p text:style-name="Preformatted_20_Text">HeatingQC: Heating quality and condition</text:p>
      <text:p text:style-name="Preformatted_20_Text"/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Average/Typical</text:p>
      <text:p text:style-name="Preformatted_20_Text"><text:s text:c="7"/>Fa <text:s text:c="6"/>Fair</text:p>
      <text:p text:style-name="Preformatted_20_Text"><text:s text:c="7"/>Po <text:s text:c="6"/>Poor</text:p>
      <text:p text:style-name="Preformatted_20_Text"><text:s text:c="16"/></text:p>
      <text:p text:style-name="Preformatted_20_Text">CentralAir: Central air conditioning</text:p>
      <text:p text:style-name="Preformatted_20_Text"/>
      <text:p text:style-name="Preformatted_20_Text"><text:s text:c="7"/>N <text:s text:c="7"/>No</text:p>
      <text:p text:style-name="Preformatted_20_Text"><text:s text:c="7"/>Y <text:s text:c="7"/>Yes</text:p>
      <text:p text:style-name="Preformatted_20_Text"><text:s text:c="16"/></text:p>
      <text:p text:style-name="Preformatted_20_Text">Electrical: Electrical system</text:p>
      <text:p text:style-name="Preformatted_20_Text"/>
      <text:p text:style-name="Preformatted_20_Text"><text:s text:c="7"/>SBrkr <text:s text:c="3"/>Standard Circuit Breakers &amp; Romex</text:p>
      <text:p text:style-name="Preformatted_20_Text"><text:s text:c="7"/>FuseA <text:s text:c="3"/>Fuse Box over 60 AMP and all Romex wiring (Average) <text:s text:c="4"/></text:p>
      <text:p text:style-name="Preformatted_20_Text"><text:s text:c="7"/>FuseF <text:s text:c="3"/>60 AMP Fuse Box and mostly Romex wiring (Fair)</text:p>
      <text:p text:style-name="Preformatted_20_Text"><text:s text:c="7"/>FuseP <text:s text:c="3"/>60 AMP Fuse Box and mostly knob &amp; tube wiring (poor)</text:p>
      <text:p text:style-name="Preformatted_20_Text"><text:s text:c="7"/>Mix <text:s text:c="5"/>Mixed</text:p>
      <text:p text:style-name="Preformatted_20_Text"><text:s text:c="16"/></text:p>
      <text:p text:style-name="Preformatted_20_Text">1stFlrSF: First Floor square feet</text:p>
      <text:p text:style-name="Preformatted_20_Text"><text:s/></text:p>
      <text:p text:style-name="Preformatted_20_Text">2ndFlrSF: Second floor square feet</text:p>
      <text:p text:style-name="Preformatted_20_Text"/>
      <text:p text:style-name="Preformatted_20_Text">LowQualFinSF: Low quality finished square feet (all floors)</text:p>
      <text:p text:style-name="Preformatted_20_Text"/>
      <text:p text:style-name="Preformatted_20_Text">GrLivArea: Above grade (ground) living area square feet</text:p>
      <text:p text:style-name="Preformatted_20_Text"/>
      <text:p text:style-name="Preformatted_20_Text">BsmtFullBath: Basement full bathrooms</text:p>
      <text:p text:style-name="Preformatted_20_Text"/>
      <text:p text:style-name="Preformatted_20_Text">BsmtHalfBath: Basement half bathrooms</text:p>
      <text:p text:style-name="Preformatted_20_Text"/>
      <text:p text:style-name="Preformatted_20_Text">FullBath: Full bathrooms above grade</text:p>
      <text:p text:style-name="Preformatted_20_Text"/>
      <text:p text:style-name="Preformatted_20_Text">HalfBath: Half baths above grade</text:p>
      <text:p text:style-name="Preformatted_20_Text"/>
      <text:p text:style-name="Preformatted_20_Text">Bedroom: Bedrooms above grade (does NOT include basement bedrooms)</text:p>
      <text:p text:style-name="Preformatted_20_Text"/>
      <text:p text:style-name="Preformatted_20_Text">Kitchen: Kitchens above grade</text:p>
      <text:p text:style-name="Preformatted_20_Text"/>
      <text:p text:style-name="Preformatted_20_Text">KitchenQual: Kitchen quality</text:p>
      <text:p text:style-name="Preformatted_20_Text"><text:soft-page-break/></text:p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Typical/Average</text:p>
      <text:p text:style-name="Preformatted_20_Text"><text:s text:c="7"/>Fa <text:s text:c="6"/>Fair</text:p>
      <text:p text:style-name="Preformatted_20_Text"><text:s text:c="7"/>Po <text:s text:c="6"/>Poor</text:p>
      <text:p text:style-name="Preformatted_20_Text"><text:s text:c="8"/></text:p>
      <text:p text:style-name="Preformatted_20_Text">TotRmsAbvGrd: Total rooms above grade (does not include bathrooms)</text:p>
      <text:p text:style-name="Preformatted_20_Text"/>
      <text:p text:style-name="Preformatted_20_Text">Functional: Home functionality (Assume typical unless deductions are warranted)</text:p>
      <text:p text:style-name="Preformatted_20_Text"/>
      <text:p text:style-name="Preformatted_20_Text"><text:s text:c="7"/>Typ <text:s text:c="5"/>Typical Functionality</text:p>
      <text:p text:style-name="Preformatted_20_Text"><text:s text:c="7"/>Min1 <text:s text:c="4"/>Minor Deductions 1</text:p>
      <text:p text:style-name="Preformatted_20_Text"><text:s text:c="7"/>Min2 <text:s text:c="4"/>Minor Deductions 2</text:p>
      <text:p text:style-name="Preformatted_20_Text"><text:s text:c="7"/>Mod <text:s text:c="5"/>Moderate Deductions</text:p>
      <text:p text:style-name="Preformatted_20_Text"><text:s text:c="7"/>Maj1 <text:s text:c="4"/>Major Deductions 1</text:p>
      <text:p text:style-name="Preformatted_20_Text"><text:s text:c="7"/>Maj2 <text:s text:c="4"/>Major Deductions 2</text:p>
      <text:p text:style-name="Preformatted_20_Text"><text:s text:c="7"/>Sev <text:s text:c="5"/>Severely Damaged</text:p>
      <text:p text:style-name="Preformatted_20_Text"><text:s text:c="7"/>Sal <text:s text:c="5"/>Salvage only</text:p>
      <text:p text:style-name="Preformatted_20_Text"><text:s text:c="16"/></text:p>
      <text:p text:style-name="Preformatted_20_Text">Fireplaces: Number of fireplaces</text:p>
      <text:p text:style-name="Preformatted_20_Text"/>
      <text:p text:style-name="Preformatted_20_Text">FireplaceQu: Fireplace quality</text:p>
      <text:p text:style-name="Preformatted_20_Text"/>
      <text:p text:style-name="Preformatted_20_Text"><text:s text:c="7"/>Ex <text:s text:c="6"/>Excellent - Exceptional Masonry Fireplace</text:p>
      <text:p text:style-name="Preformatted_20_Text"><text:s text:c="7"/>Gd <text:s text:c="6"/>Good - Masonry Fireplace in main level</text:p>
      <text:p text:style-name="Preformatted_20_Text"><text:s text:c="7"/>TA <text:s text:c="6"/>Average - Prefabricated Fireplace in main living area or Masonry Fireplace in basement</text:p>
      <text:p text:style-name="Preformatted_20_Text"><text:s text:c="7"/>Fa <text:s text:c="6"/>Fair - Prefabricated Fireplace in basement</text:p>
      <text:p text:style-name="Preformatted_20_Text"><text:s text:c="7"/>Po <text:s text:c="6"/>Poor - Ben Franklin Stove</text:p>
      <text:p text:style-name="Preformatted_20_Text"><text:s text:c="7"/>NA <text:s text:c="6"/>No Fireplace</text:p>
      <text:p text:style-name="Preformatted_20_Text"><text:s text:c="16"/></text:p>
      <text:p text:style-name="Preformatted_20_Text">GarageType: Garage location</text:p>
      <text:p text:style-name="Preformatted_20_Text"><text:s text:c="16"/></text:p>
      <text:p text:style-name="Preformatted_20_Text"><text:s text:c="7"/>2Types <text:s text:c="2"/>More than one type of garage</text:p>
      <text:p text:style-name="Preformatted_20_Text"><text:s text:c="7"/>Attchd <text:s text:c="2"/>Attached to home</text:p>
      <text:p text:style-name="Preformatted_20_Text"><text:s text:c="7"/>Basment <text:s/>Basement Garage</text:p>
      <text:p text:style-name="Preformatted_20_Text"><text:s text:c="7"/>BuiltIn <text:s/>Built-In (Garage part of house - typically has room above garage)</text:p>
      <text:p text:style-name="Preformatted_20_Text"><text:s text:c="7"/>CarPort <text:s/>Car Port</text:p>
      <text:p text:style-name="Preformatted_20_Text"><text:s text:c="7"/>Detchd <text:s text:c="2"/>Detached from home</text:p>
      <text:p text:style-name="Preformatted_20_Text"><text:s text:c="7"/>NA <text:s text:c="6"/>No Garage</text:p>
      <text:p text:style-name="Preformatted_20_Text"><text:s text:c="16"/></text:p>
      <text:p text:style-name="Preformatted_20_Text">GarageYrBlt: Year garage was built</text:p>
      <text:p text:style-name="Preformatted_20_Text"><text:s text:c="16"/></text:p>
      <text:p text:style-name="Preformatted_20_Text">GarageFinish: Interior finish of the garage</text:p>
      <text:p text:style-name="Preformatted_20_Text"/>
      <text:p text:style-name="Preformatted_20_Text"><text:s text:c="7"/>Fin <text:s text:c="5"/>Finished</text:p>
      <text:p text:style-name="Preformatted_20_Text"><text:s text:c="7"/>RFn <text:s text:c="5"/>Rough Finished <text:s/></text:p>
      <text:p text:style-name="Preformatted_20_Text"><text:s text:c="7"/>Unf <text:s text:c="5"/>Unfinished</text:p>
      <text:p text:style-name="Preformatted_20_Text"><text:s text:c="7"/>NA <text:s text:c="6"/>No Garage</text:p>
      <text:p text:style-name="Preformatted_20_Text"><text:s text:c="16"/></text:p>
      <text:p text:style-name="Preformatted_20_Text">GarageCars: Size of garage in car capacity</text:p>
      <text:p text:style-name="Preformatted_20_Text"/>
      <text:p text:style-name="Preformatted_20_Text">GarageArea: Size of garage in square feet</text:p>
      <text:p text:style-name="Preformatted_20_Text"/>
      <text:p text:style-name="Preformatted_20_Text">GarageQual: Garage quality</text:p>
      <text:p text:style-name="Preformatted_20_Text"/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Typical/Average</text:p>
      <text:p text:style-name="Preformatted_20_Text"><text:s text:c="7"/>Fa <text:s text:c="6"/>Fair</text:p>
      <text:p text:style-name="Preformatted_20_Text"><text:s text:c="7"/>Po <text:s text:c="6"/>Poor</text:p>
      <text:p text:style-name="Preformatted_20_Text"><text:s text:c="7"/>NA <text:s text:c="6"/>No Garage</text:p>
      <text:p text:style-name="Preformatted_20_Text"><text:soft-page-break/><text:s text:c="16"/></text:p>
      <text:p text:style-name="Preformatted_20_Text">GarageCond: Garage condition</text:p>
      <text:p text:style-name="Preformatted_20_Text"/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Typical/Average</text:p>
      <text:p text:style-name="Preformatted_20_Text"><text:s text:c="7"/>Fa <text:s text:c="6"/>Fair</text:p>
      <text:p text:style-name="Preformatted_20_Text"><text:s text:c="7"/>Po <text:s text:c="6"/>Poor</text:p>
      <text:p text:style-name="Preformatted_20_Text"><text:s text:c="7"/>NA <text:s text:c="6"/>No Garage</text:p>
      <text:p text:style-name="Preformatted_20_Text"><text:s text:c="16"/></text:p>
      <text:p text:style-name="Preformatted_20_Text">PavedDrive: Paved driveway</text:p>
      <text:p text:style-name="Preformatted_20_Text"/>
      <text:p text:style-name="Preformatted_20_Text"><text:s text:c="7"/>Y <text:s text:c="7"/>Paved </text:p>
      <text:p text:style-name="Preformatted_20_Text"><text:s text:c="7"/>P <text:s text:c="7"/>Partial Pavement</text:p>
      <text:p text:style-name="Preformatted_20_Text"><text:s text:c="7"/>N <text:s text:c="7"/>Dirt/Gravel</text:p>
      <text:p text:style-name="Preformatted_20_Text"><text:s text:c="16"/></text:p>
      <text:p text:style-name="Preformatted_20_Text">WoodDeckSF: Wood deck area in square feet</text:p>
      <text:p text:style-name="Preformatted_20_Text"/>
      <text:p text:style-name="Preformatted_20_Text">OpenPorchSF: Open porch area in square feet</text:p>
      <text:p text:style-name="Preformatted_20_Text"/>
      <text:p text:style-name="Preformatted_20_Text">EnclosedPorch: Enclosed porch area in square feet</text:p>
      <text:p text:style-name="Preformatted_20_Text"/>
      <text:p text:style-name="Preformatted_20_Text">3SsnPorch: Three season porch area in square feet</text:p>
      <text:p text:style-name="Preformatted_20_Text"/>
      <text:p text:style-name="Preformatted_20_Text">ScreenPorch: Screen porch area in square feet</text:p>
      <text:p text:style-name="Preformatted_20_Text"/>
      <text:p text:style-name="Preformatted_20_Text">PoolArea: Pool area in square feet</text:p>
      <text:p text:style-name="Preformatted_20_Text"/>
      <text:p text:style-name="Preformatted_20_Text">PoolQC: Pool quality</text:p>
      <text:p text:style-name="Preformatted_20_Text"><text:s text:c="16"/></text:p>
      <text:p text:style-name="Preformatted_20_Text"><text:s text:c="7"/>Ex <text:s text:c="6"/>Excellent</text:p>
      <text:p text:style-name="Preformatted_20_Text"><text:s text:c="7"/>Gd <text:s text:c="6"/>Good</text:p>
      <text:p text:style-name="Preformatted_20_Text"><text:s text:c="7"/>TA <text:s text:c="6"/>Average/Typical</text:p>
      <text:p text:style-name="Preformatted_20_Text"><text:s text:c="7"/>Fa <text:s text:c="6"/>Fair</text:p>
      <text:p text:style-name="Preformatted_20_Text"><text:s text:c="7"/>NA <text:s text:c="6"/>No Pool</text:p>
      <text:p text:style-name="Preformatted_20_Text"><text:s text:c="16"/></text:p>
      <text:p text:style-name="Preformatted_20_Text">Fence: Fence quality</text:p>
      <text:p text:style-name="Preformatted_20_Text"><text:s text:c="16"/></text:p>
      <text:p text:style-name="Preformatted_20_Text"><text:s text:c="7"/>GdPrv <text:s text:c="3"/>Good Privacy</text:p>
      <text:p text:style-name="Preformatted_20_Text"><text:s text:c="7"/>MnPrv <text:s text:c="3"/>Minimum Privacy</text:p>
      <text:p text:style-name="Preformatted_20_Text"><text:s text:c="7"/>GdWo <text:s text:c="4"/>Good Wood</text:p>
      <text:p text:style-name="Preformatted_20_Text"><text:s text:c="7"/>MnWw <text:s text:c="4"/>Minimum Wood/Wire</text:p>
      <text:p text:style-name="Preformatted_20_Text"><text:s text:c="7"/>NA <text:s text:c="6"/>No Fence</text:p>
      <text:p text:style-name="Preformatted_20_Text"><text:s text:c="8"/></text:p>
      <text:p text:style-name="Preformatted_20_Text">MiscFeature: Miscellaneous feature not covered in other categories</text:p>
      <text:p text:style-name="Preformatted_20_Text"><text:s text:c="16"/></text:p>
      <text:p text:style-name="Preformatted_20_Text"><text:s text:c="7"/>Elev <text:s text:c="4"/>Elevator</text:p>
      <text:p text:style-name="Preformatted_20_Text"><text:s text:c="7"/>Gar2 <text:s text:c="4"/>2nd Garage (if not described in garage section)</text:p>
      <text:p text:style-name="Preformatted_20_Text"><text:s text:c="7"/>Othr <text:s text:c="4"/>Other</text:p>
      <text:p text:style-name="Preformatted_20_Text"><text:s text:c="7"/>Shed <text:s text:c="4"/>Shed (over 100 SF)</text:p>
      <text:p text:style-name="Preformatted_20_Text"><text:s text:c="7"/>TenC <text:s text:c="4"/>Tennis Court</text:p>
      <text:p text:style-name="Preformatted_20_Text"><text:s text:c="7"/>NA <text:s text:c="6"/>None</text:p>
      <text:p text:style-name="Preformatted_20_Text"><text:s text:c="16"/></text:p>
      <text:p text:style-name="Preformatted_20_Text">MiscVal: $Value of miscellaneous feature</text:p>
      <text:p text:style-name="Preformatted_20_Text"/>
      <text:p text:style-name="Preformatted_20_Text">MoSold: Month Sold (MM)</text:p>
      <text:p text:style-name="Preformatted_20_Text"/>
      <text:p text:style-name="Preformatted_20_Text">YrSold: Year Sold (YYYY)</text:p>
      <text:p text:style-name="Preformatted_20_Text"/>
      <text:p text:style-name="Preformatted_20_Text">SaleType: Type of sale</text:p>
      <text:p text:style-name="Preformatted_20_Text"><text:s text:c="16"/></text:p>
      <text:p text:style-name="Preformatted_20_Text"><text:s text:c="7"/>WD <text:s text:c="6"/>Warranty Deed - Conventional</text:p>
      <text:p text:style-name="Preformatted_20_Text"><text:s text:c="7"/>CWD <text:s text:c="5"/>Warranty Deed - Cash</text:p>
      <text:p text:style-name="Preformatted_20_Text"><text:s text:c="7"/>VWD <text:s text:c="5"/>Warranty Deed - VA Loan</text:p>
      <text:p text:style-name="Preformatted_20_Text"><text:soft-page-break/><text:s text:c="7"/>New <text:s text:c="5"/>Home just constructed and sold</text:p>
      <text:p text:style-name="Preformatted_20_Text"><text:s text:c="7"/>COD <text:s text:c="5"/>Court Officer Deed/Estate</text:p>
      <text:p text:style-name="Preformatted_20_Text"><text:s text:c="7"/>Con <text:s text:c="5"/>Contract 15% Down payment regular terms</text:p>
      <text:p text:style-name="Preformatted_20_Text"><text:s text:c="7"/>ConLw <text:s text:c="3"/>Contract Low Down payment and low interest</text:p>
      <text:p text:style-name="Preformatted_20_Text"><text:s text:c="7"/>ConLI <text:s text:c="3"/>Contract Low Interest</text:p>
      <text:p text:style-name="Preformatted_20_Text"><text:s text:c="7"/>ConLD <text:s text:c="3"/>Contract Low Down</text:p>
      <text:p text:style-name="Preformatted_20_Text"><text:s text:c="7"/>Oth <text:s text:c="5"/>Other</text:p>
      <text:p text:style-name="Preformatted_20_Text"><text:s text:c="16"/></text:p>
      <text:p text:style-name="Preformatted_20_Text">SaleCondition: Condition of sale</text:p>
      <text:p text:style-name="Preformatted_20_Text"/>
      <text:p text:style-name="Preformatted_20_Text"><text:s text:c="7"/>Normal <text:s text:c="2"/>Normal Sale</text:p>
      <text:p text:style-name="Preformatted_20_Text"><text:s text:c="7"/>Abnorml <text:s/>Abnormal Sale - <text:s/>trade, foreclosure, short sale</text:p>
      <text:p text:style-name="Preformatted_20_Text"><text:s text:c="7"/>AdjLand <text:s/>Adjoining Land Purchase</text:p>
      <text:p text:style-name="Preformatted_20_Text"><text:s text:c="7"/>Alloca <text:s text:c="2"/>Allocation - two linked properties with separate deeds, typically condo with a garage unit <text:s text:c="5"/></text:p>
      <text:p text:style-name="Preformatted_20_Text"><text:s text:c="7"/>Family <text:s text:c="2"/>Sale between family members</text:p>
      <text:p text:style-name="P1"><text:s text:c="7"/>Partial <text:s/>Home was not completed when last assessed (associated with New Hom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9$Win32 OpenOffice.org_project/419m1$Build-9805</meta:generator>
    <dc:date>2021-04-17T23:14:31.06</dc:date>
    <meta:document-statistic meta:table-count="0" meta:image-count="0" meta:object-count="0" meta:page-count="9" meta:paragraph-count="460" meta:word-count="1682" meta:character-count="14880"/>
    <dc:creator>Saumya Bisht</dc:creator>
    <meta:user-defined meta:name="Info 1"/>
    <meta:user-defined meta:name="Info 2"/>
    <meta:user-defined meta:name="Info 3"/>
    <meta:user-defined meta:name="Info 4"/>
  </office:meta>
</office:document-meta>
</file>